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8923" officeooo:paragraph-rsid="001d8923"/>
    </style:style>
    <style:style style:name="T1" style:family="text">
      <style:text-properties officeooo:rsid="001ea7a0"/>
    </style:style>
    <style:style style:name="T2" style:family="text">
      <style:text-properties officeooo:rsid="0020006e"/>
    </style:style>
    <style:style style:name="T3" style:family="text">
      <style:text-properties officeooo:rsid="00209326"/>
    </style:style>
    <style:style style:name="T4" style:family="text">
      <style:text-properties officeooo:rsid="0021b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allen and Sky,</text:p>
      <text:p text:style-name="P1"><text:tab/>Thank you for sending me letters that really nice of you and I really appreciate it. Thank you so much for caring and I hope you’re having a great day. At the end of the year I’ll be moving to California so we can see each other more often. <text:span text:style-name="T1">Did you know that computers only use 1s and 0s to </text:span><text:span text:style-name="T2">run programs. </text:span><text:span text:style-name="T4">Hopefully we can see each other soon.</text:span></text:p>
      <text:p text:style-name="P1"/>
      <text:p text:style-name="P1"/>
      <text:p text:style-name="P1"><text:tab/><text:span text:style-name="T2">I hope you have a nice day </text:span><text:span text:style-name="T4">or night,</text:span></text:p>
      <text:p text:style-name="P1"/>
      <text:p text:style-name="P1"/>
      <text:p text:style-name="P1"><text:tab/><text:tab/><text:span text:style-name="T4">From, Isabella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1:05:00.013000000</meta:creation-date>
    <dc:date>2022-03-20T11:12:03.518000000</dc:date>
    <meta:editing-duration>P4DT23H4M41S</meta:editing-duration>
    <meta:editing-cycles>2</meta:editing-cycles>
    <meta:generator>LibreOffice/7.3.0.3$Windows_X86_64 LibreOffice_project/0f246aa12d0eee4a0f7adcefbf7c878fc2238db3</meta:generator>
    <meta:print-date>2022-03-18T13:25:29.214000000</meta:print-date>
    <meta:document-statistic meta:table-count="0" meta:image-count="0" meta:object-count="0" meta:page-count="1" meta:paragraph-count="4" meta:word-count="84" meta:character-count="418" meta:non-whitespace-character-count="333"/>
  </office:meta>
</office:document-meta>
</file>